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lock [MHz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terval [ms]</text:p>
          </table:table-cell>
          <table:table-cell office:value-type="float" office:value="3.922" calcext:value-type="float">
            <text:p>3.922</text:p>
          </table:table-cell>
          <table:table-cell/>
        </table:table-row>
        <table:table-row table:style-name="ro1">
          <table:table-cell office:value-type="string" calcext:value-type="string">
            <text:p>timer width [b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r init delay [cycles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instruction clock [us]</text:p>
          </table:table-cell>
          <table:table-cell table:formula="of:=4/[.B3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imer steps</text:p>
          </table:table-cell>
          <table:table-cell table:formula="of:=POWER(2;[.B5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imer init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4]*1000/([.$B$9]*[.A13])" office:value-type="float" office:value="7844" calcext:value-type="float">
            <text:p>7844</text:p>
          </table:table-cell>
          <table:table-cell table:formula="of:=[.$B$10]-ROUND([.B13])+[.$B$6]" office:value-type="float" office:value="-7586" calcext:value-type="float">
            <text:p>-7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4]*1000/([.$B$9]*[.A14])" office:value-type="float" office:value="3922" calcext:value-type="float">
            <text:p>3922</text:p>
          </table:table-cell>
          <table:table-cell table:formula="of:=[.$B$10]-ROUND([.B14])+[.$B$6]" office:value-type="float" office:value="-3664" calcext:value-type="float">
            <text:p>-3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4]*1000/([.$B$9]*[.A15])" office:value-type="float" office:value="1961" calcext:value-type="float">
            <text:p>1961</text:p>
          </table:table-cell>
          <table:table-cell table:formula="of:=[.$B$10]-ROUND([.B15])+[.$B$6]"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4]*1000/([.$B$9]*[.A16])" office:value-type="float" office:value="980.5" calcext:value-type="float">
            <text:p>980.5</text:p>
          </table:table-cell>
          <table:table-cell table:formula="of:=[.$B$10]-ROUND([.B16])+[.$B$6]" office:value-type="float" office:value="-723" calcext:value-type="float">
            <text:p>-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4]*1000/([.$B$9]*[.A17])" office:value-type="float" office:value="490.25" calcext:value-type="float">
            <text:p>490.25</text:p>
          </table:table-cell>
          <table:table-cell table:formula="of:=[.$B$10]-ROUND([.B17])+[.$B$6]" office:value-type="float" office:value="-232" calcext:value-type="float">
            <text:p>-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4]*1000/([.$B$9]*[.A18])" office:value-type="float" office:value="245.125" calcext:value-type="float">
            <text:p>245.125</text:p>
          </table:table-cell>
          <table:table-cell table:formula="of:=[.$B$10]-ROUND([.B18])+[.$B$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4]*1000/([.$B$9]*[.A19])" office:value-type="float" office:value="122.5625" calcext:value-type="float">
            <text:p>122.5625</text:p>
          </table:table-cell>
          <table:table-cell table:formula="of:=[.$B$10]-ROUND([.B19])+[.$B$6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4]*1000/([.$B$9]*[.A20])" office:value-type="float" office:value="61.28125" calcext:value-type="float">
            <text:p>61.28125</text:p>
          </table:table-cell>
          <table:table-cell table:formula="of:=[.$B$10]-ROUND([.B20])+[.$B$6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$4]*1000/([.$B$9]*[.A21])" office:value-type="float" office:value="30.640625" calcext:value-type="float">
            <text:p>30.640625</text:p>
          </table:table-cell>
          <table:table-cell table:formula="of:=[.$B$10]-ROUND([.B21])+[.$B$6]" office:value-type="float" office:value="227" calcext:value-type="float">
            <text:p>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01:59:13.794590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Oklobdzija</meta:initial-creator>
    <meta:creation-date>2015-05-19T22:21:23.146655206</meta:creation-date>
    <dc:date>2015-07-12T02:20:05.550633216</dc:date>
    <dc:creator>Marko Oklobdžija</dc:creator>
    <meta:editing-duration>PT22H30S</meta:editing-duration>
    <meta:editing-cycles>12</meta:editing-cycles>
    <meta:generator>LibreOffice/4.4.2.2$Linux_X86_64 LibreOffice_project/40m0$Build-2</meta:generator>
    <meta:document-statistic meta:table-count="1" meta:cell-count="44" meta:object-count="0"/>
  </office:meta>
</office:document-meta>
</file>